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3" style:family="table">
      <style:table-properties style:width="7.3in" table:align="margins"/>
    </style:style>
    <style:style style:name="Table3.A" style:family="table-column">
      <style:table-column-properties style:column-width="1.7514in" style:rel-column-width="15722*"/>
    </style:style>
    <style:style style:name="Table3.B" style:family="table-column">
      <style:table-column-properties style:column-width="1.1333in" style:rel-column-width="10174*"/>
    </style:style>
    <style:style style:name="Table3.C" style:family="table-column">
      <style:table-column-properties style:column-width="0.7882in" style:rel-column-width="7075*"/>
    </style:style>
    <style:style style:name="Table3.D" style:family="table-column">
      <style:table-column-properties style:column-width="3.6271in" style:rel-column-width="32564*"/>
    </style:style>
    <style:style style:name="Table3.A1" style:family="table-cell">
      <style:table-cell-properties fo:padding-left="0.0403in" fo:padding-right="0in" fo:padding-top="0.0201in" fo:padding-bottom="0.0201in" fo:border-left="0.05pt solid #000000" fo:border-right="none" fo:border-top="0.05pt solid #000000" fo:border-bottom="0.05pt solid #000000"/>
    </style:style>
    <style:style style:name="Table3.D1" style:family="table-cell">
      <style:table-cell-properties fo:padding-left="0.0403in" fo:padding-right="0in" fo:padding-top="0.0201in" fo:padding-bottom="0.0201in" fo:border="0.05pt solid #000000"/>
    </style:style>
    <style:style style:name="Table3.A2" style:family="table-cell">
      <style:table-cell-properties fo:padding-left="0.0403in" fo:padding-right="0in" fo:padding-top="0.0201in" fo:padding-bottom="0.0201in" fo:border-left="0.05pt solid #000000" fo:border-right="none" fo:border-top="none" fo:border-bottom="0.05pt solid #000000"/>
    </style:style>
    <style:style style:name="Table3.D2" style:family="table-cell">
      <style:table-cell-properties fo:padding-left="0.0403in" fo:padding-right="0in" fo:padding-top="0.0201in" fo:padding-bottom="0.0201in" fo:border-left="0.05pt solid #000000" fo:border-right="0.05pt solid #000000" fo:border-top="none" fo:border-bottom="0.05pt solid #000000"/>
    </style:style>
    <style:style style:name="Table1" style:family="table">
      <style:table-properties style:width="7.3in" table:align="margins"/>
    </style:style>
    <style:style style:name="Table1.A" style:family="table-column">
      <style:table-column-properties style:column-width="1.825in" style:rel-column-width="16383*"/>
    </style:style>
    <style:style style:name="Table1.C" style:family="table-column">
      <style:table-column-properties style:column-width="3.65in" style:rel-column-width="3276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officeooo:rsid="0003c394" officeooo:paragraph-rsid="0003c394"/>
    </style:style>
    <style:style style:name="P6" style:family="paragraph" style:parent-style-name="Standard">
      <style:text-properties style:font-name="Arial" officeooo:rsid="0005a1a4" officeooo:paragraph-rsid="0005a1a4"/>
    </style:style>
    <style:style style:name="P7" style:family="paragraph" style:parent-style-name="Standard">
      <style:text-properties style:font-name="Arial" officeooo:rsid="0005a1a4" officeooo:paragraph-rsid="00076d26"/>
    </style:style>
    <style:style style:name="P8" style:family="paragraph" style:parent-style-name="Standard">
      <style:text-properties style:font-name="Arial" officeooo:paragraph-rsid="000d976c"/>
    </style:style>
    <style:style style:name="P9" style:family="paragraph" style:parent-style-name="Standard">
      <style:text-properties style:font-name="Arial" officeooo:rsid="003beae0" officeooo:paragraph-rsid="003beae0"/>
    </style:style>
    <style:style style:name="P10" style:family="paragraph" style:parent-style-name="Standard">
      <style:text-properties style:font-name="Arial" officeooo:rsid="003beae0" officeooo:paragraph-rsid="0045e46b"/>
    </style:style>
    <style:style style:name="P11" style:family="paragraph" style:parent-style-name="Standard">
      <style:text-properties style:font-name="Arial" officeooo:rsid="003f34d6" officeooo:paragraph-rsid="003f34d6"/>
    </style:style>
    <style:style style:name="P12" style:family="paragraph" style:parent-style-name="Standard">
      <style:text-properties style:font-name="Arial" officeooo:rsid="0042275b" officeooo:paragraph-rsid="0042275b"/>
    </style:style>
    <style:style style:name="P13" style:family="paragraph" style:parent-style-name="Standard">
      <style:text-properties style:font-name="Arial" officeooo:paragraph-rsid="004e009d"/>
    </style:style>
    <style:style style:name="P14" style:family="paragraph" style:parent-style-name="Standard">
      <style:text-properties style:font-name="Arial" officeooo:rsid="003d87bd" officeooo:paragraph-rsid="0045e46b"/>
    </style:style>
    <style:style style:name="P15" style:family="paragraph" style:parent-style-name="Standard">
      <style:text-properties style:font-name="Arial" fo:font-weight="bold" officeooo:rsid="006047a7" officeooo:paragraph-rsid="006047a7" style:font-weight-asian="bold" style:font-weight-complex="bold"/>
    </style:style>
    <style:style style:name="P16" style:family="paragraph" style:parent-style-name="Standard">
      <style:text-properties style:font-name="Arial" officeooo:paragraph-rsid="0003c394"/>
    </style:style>
    <style:style style:name="P17" style:family="paragraph" style:parent-style-name="Standard">
      <style:text-properties style:font-name="Arial" officeooo:rsid="006047a7" officeooo:paragraph-rsid="006047a7"/>
    </style:style>
    <style:style style:name="P18" style:family="paragraph" style:parent-style-name="Standard">
      <style:text-properties style:font-name="Arial" officeooo:rsid="00667433" officeooo:paragraph-rsid="006969fe"/>
    </style:style>
    <style:style style:name="P19" style:family="paragraph" style:parent-style-name="Standard">
      <style:text-properties officeooo:paragraph-rsid="004d644e"/>
    </style:style>
    <style:style style:name="P20" style:family="paragraph" style:parent-style-name="Table_20_Contents">
      <style:text-properties style:font-name="Arial" fo:font-size="12pt" fo:font-style="italic" fo:font-weight="bold" style:font-size-asian="12pt" style:font-style-asian="italic" style:font-weight-asian="bold" style:font-size-complex="12pt" style:font-style-complex="italic" style:font-weight-complex="bold"/>
    </style:style>
    <style:style style:name="P21" style:family="paragraph" style:parent-style-name="Table_20_Contents">
      <style:text-properties style:font-name="Arial" fo:font-size="12pt" style:font-size-asian="12pt" style:font-size-complex="12pt"/>
    </style:style>
    <style:style style:name="P22" style:family="paragraph" style:parent-style-name="Table_20_Contents">
      <style:text-properties style:font-name="Arial" fo:font-size="12pt" officeooo:rsid="005b56a9" officeooo:paragraph-rsid="005b56a9" style:font-size-asian="12pt" style:font-size-complex="12pt"/>
    </style:style>
    <style:style style:name="P23" style:family="paragraph" style:parent-style-name="Table_20_Contents">
      <style:text-properties style:font-name="Arial" fo:font-size="12pt" officeooo:paragraph-rsid="005b56a9" style:font-size-asian="12pt" style:font-size-complex="12pt"/>
    </style:style>
    <style:style style:name="P24" style:family="paragraph" style:parent-style-name="Table_20_Contents">
      <style:text-properties style:font-name="Arial" fo:font-size="12pt" officeooo:rsid="005ca01c" officeooo:paragraph-rsid="005ca01c" style:font-size-asian="12pt" style:font-size-complex="12pt"/>
    </style:style>
    <style:style style:name="P25" style:family="paragraph" style:parent-style-name="Table_20_Contents">
      <style:text-properties style:font-name="Arial" fo:font-size="12pt" officeooo:rsid="005d6595" officeooo:paragraph-rsid="005d6595" style:font-size-asian="12pt" style:font-size-complex="12pt"/>
    </style:style>
    <style:style style:name="P26" style:family="paragraph" style:parent-style-name="Standard">
      <style:paragraph-properties fo:margin-top="0in" fo:margin-bottom="0in" loext:contextual-spacing="false"/>
      <style:text-properties style:font-name="Arial" fo:font-size="12pt" style:font-size-asian="12pt" style:font-size-complex="12pt"/>
    </style:style>
    <style:style style:name="P27" style:family="paragraph" style:parent-style-name="Standard">
      <style:text-properties style:font-name="Arial" officeooo:rsid="0005a1a4" officeooo:paragraph-rsid="0005a1a4"/>
    </style:style>
    <style:style style:name="P28" style:family="paragraph" style:parent-style-name="Standard">
      <style:text-properties style:font-name="Arial" officeooo:rsid="0005a1a4" officeooo:paragraph-rsid="006c05ea"/>
    </style:style>
    <style:style style:name="P29" style:family="paragraph" style:parent-style-name="Standard">
      <style:text-properties style:font-name="Arial" officeooo:rsid="006c05ea" officeooo:paragraph-rsid="006c05ea"/>
    </style:style>
    <style:style style:name="P30" style:family="paragraph" style:parent-style-name="Standard">
      <style:text-properties style:font-name="Arial" officeooo:rsid="00667433" officeooo:paragraph-rsid="006969fe"/>
    </style:style>
    <style:style style:name="P31" style:family="paragraph" style:parent-style-name="Standard">
      <style:text-properties style:font-name="Arial" officeooo:rsid="006c5025" officeooo:paragraph-rsid="006c5025"/>
    </style:style>
    <style:style style:name="P32" style:family="paragraph" style:parent-style-name="Standard">
      <style:text-properties style:font-name="Arial" officeooo:rsid="0075a382" officeooo:paragraph-rsid="0075a382"/>
    </style:style>
    <style:style style:name="P33" style:family="paragraph" style:parent-style-name="Standard">
      <style:paragraph-properties>
        <style:tab-stops>
          <style:tab-stop style:position="0.789in"/>
        </style:tab-stops>
      </style:paragraph-properties>
      <style:text-properties style:font-name="Arial" officeooo:rsid="0075a382" officeooo:paragraph-rsid="007836e2"/>
    </style:style>
    <style:style style:name="P34" style:family="paragraph" style:parent-style-name="Standard">
      <style:text-properties style:font-name="Arial" fo:font-size="12pt" officeooo:rsid="007a1bb4" officeooo:paragraph-rsid="007a1bb4" style:font-size-asian="12pt" style:font-size-complex="12pt"/>
    </style:style>
    <style:style style:name="P35" style:family="paragraph" style:parent-style-name="Standard">
      <style:paragraph-properties>
        <style:tab-stops>
          <style:tab-stop style:position="0.789in"/>
        </style:tab-stops>
      </style:paragraph-properties>
      <style:text-properties officeooo:paragraph-rsid="0027a2ad"/>
    </style:style>
    <style:style style:name="P36" style:family="paragraph" style:parent-style-name="Heading_20_2">
      <style:paragraph-properties fo:break-before="page"/>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c5025" officeooo:paragraph-rsid="006c502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2616d" officeooo:paragraph-rsid="0072616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bold" officeooo:rsid="006c5025" officeooo:paragraph-rsid="006c5025" style:font-size-asian="12pt" style:font-style-asian="italic" style:font-weight-asian="bold" style:font-size-complex="12pt" style:font-style-complex="italic" style:font-weight-complex="bold" style:text-overline-style="none" style:text-overline-color="font-color"/>
    </style:style>
    <style:style style:name="P40" style:family="paragraph">
      <style:paragraph-properties fo:text-align="center"/>
    </style:style>
    <style:style style:name="P41" style:family="paragraph">
      <loext:graphic-properties draw:fill="none" draw:fill-color="#ffffff"/>
      <style:text-properties style:font-name="Arial" fo:font-size="10pt" style:font-size-asian="10pt" style:font-size-complex="10pt"/>
    </style:style>
    <style:style style:name="P42" style:family="paragraph">
      <style:paragraph-properties fo:text-align="center"/>
      <style:text-properties style:font-name="Arial"/>
    </style:style>
    <style:style style:name="T1" style:family="text">
      <style:text-properties officeooo:rsid="000fd370"/>
    </style:style>
    <style:style style:name="T2" style:family="text">
      <style:text-properties style:font-name="Arial"/>
    </style:style>
    <style:style style:name="T3" style:family="text">
      <style:text-properties style:font-name="Arial" officeooo:rsid="004cadad"/>
    </style:style>
    <style:style style:name="T4" style:family="text">
      <style:text-properties style:font-name="Arial" fo:font-size="12pt" officeooo:rsid="0027a2ad"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05ce1c1" style:font-weight-asian="bold" style:font-weight-complex="bold"/>
    </style:style>
    <style:style style:name="T7" style:family="text">
      <style:text-properties fo:font-weight="bold" officeooo:rsid="0003c394" style:font-weight-asian="bold" style:font-weight-complex="bold"/>
    </style:style>
    <style:style style:name="T8" style:family="text">
      <style:text-properties style:text-position="sub 58%"/>
    </style:style>
    <style:style style:name="T9" style:family="text">
      <style:text-properties officeooo:rsid="00023d41"/>
    </style:style>
    <style:style style:name="T10" style:family="text">
      <style:text-properties officeooo:rsid="0003c394"/>
    </style:style>
    <style:style style:name="T11" style:family="text">
      <style:text-properties officeooo:rsid="00076d26"/>
    </style:style>
    <style:style style:name="T12" style:family="text">
      <style:text-properties officeooo:rsid="00098946"/>
    </style:style>
    <style:style style:name="T13" style:family="text">
      <style:text-properties officeooo:rsid="000bba79"/>
    </style:style>
    <style:style style:name="T14" style:family="text">
      <style:text-properties officeooo:rsid="003beae0"/>
    </style:style>
    <style:style style:name="T15" style:family="text">
      <style:text-properties officeooo:rsid="003d87bd"/>
    </style:style>
    <style:style style:name="T16" style:family="text">
      <style:text-properties style:font-name="Courier New" fo:font-weight="bold" style:font-weight-asian="bold" style:font-weight-complex="bold"/>
    </style:style>
    <style:style style:name="T17" style:family="text">
      <style:text-properties officeooo:rsid="004160e3"/>
    </style:style>
    <style:style style:name="T18" style:family="text">
      <style:text-properties officeooo:rsid="004a754d"/>
    </style:style>
    <style:style style:name="T19" style:family="text">
      <style:text-properties officeooo:rsid="004e009d"/>
    </style:style>
    <style:style style:name="T20" style:family="text">
      <style:text-properties officeooo:rsid="0055ad12"/>
    </style:style>
    <style:style style:name="T21" style:family="text">
      <style:text-properties officeooo:rsid="00572c0c"/>
    </style:style>
    <style:style style:name="T22" style:family="text">
      <style:text-properties officeooo:rsid="005a8dbe"/>
    </style:style>
    <style:style style:name="T23" style:family="text">
      <style:text-properties officeooo:rsid="005b56a9"/>
    </style:style>
    <style:style style:name="T24" style:family="text">
      <style:text-properties officeooo:rsid="005d6595"/>
    </style:style>
    <style:style style:name="T25" style:family="text">
      <style:text-properties officeooo:rsid="005f002a"/>
    </style:style>
    <style:style style:name="T26" style:family="text">
      <style:text-properties officeooo:rsid="0061fdf8"/>
    </style:style>
    <style:style style:name="T27" style:family="text">
      <style:text-properties officeooo:rsid="0066c333"/>
    </style:style>
    <style:style style:name="T28" style:family="text">
      <style:text-properties officeooo:rsid="006969fe"/>
    </style:style>
    <style:style style:name="T29" style:family="text">
      <style:text-properties officeooo:rsid="006c05ea"/>
    </style:style>
    <style:style style:name="T30" style:family="text">
      <style:text-properties officeooo:rsid="006de3ec"/>
    </style:style>
    <style:style style:name="T31" style:family="text">
      <style:text-properties officeooo:rsid="006e2860"/>
    </style:style>
    <style:style style:name="T32" style:family="text">
      <style:text-properties officeooo:rsid="006ebc2c"/>
    </style:style>
    <style:style style:name="T33" style:family="text">
      <style:text-properties officeooo:rsid="0073f2c9"/>
    </style:style>
    <style:style style:name="T34" style:family="text">
      <style:text-properties fo:font-size="12pt" style:font-size-asian="12pt" style:font-size-complex="12pt"/>
    </style:style>
    <style:style style:name="T35" style:family="text">
      <style:text-properties fo:font-size="12pt" officeooo:rsid="005b56a9" style:font-size-asian="12pt" style:font-size-complex="12pt"/>
    </style:style>
    <style:style style:name="T36" style:family="text">
      <style:text-properties fo:font-size="12pt" officeooo:rsid="00761aaa" style:font-size-asian="12pt" style:font-size-complex="12pt"/>
    </style:style>
    <style:style style:name="T37" style:family="text">
      <style:text-properties fo:font-size="12pt" officeooo:rsid="007772ca" style:font-size-asian="12pt" style:font-size-complex="12pt"/>
    </style:style>
    <style:style style:name="T38" style:family="text">
      <style:text-properties fo:font-size="12pt" officeooo:rsid="0027a2ad" style:font-size-asian="12pt" style:font-size-complex="12pt"/>
    </style:style>
    <style:style style:name="T39" style:family="text">
      <style:text-properties fo:font-size="12pt" officeooo:rsid="00379774" style:font-size-asian="12pt" style:font-size-complex="12pt"/>
    </style:style>
    <style:style style:name="T40" style:family="text">
      <style:text-properties fo:font-size="12pt" officeooo:rsid="003141cc" style:font-size-asian="12pt" style:font-size-complex="12pt"/>
    </style:style>
    <style:style style:name="T41" style:family="text">
      <style:text-properties fo:font-size="12pt" officeooo:rsid="0028c31b" style:font-size-asian="12pt" style:font-size-complex="12pt"/>
    </style:style>
    <style:style style:name="T42" style:family="text">
      <style:text-properties fo:font-size="12pt" officeooo:rsid="007836e2" style:font-size-asian="12pt" style:font-size-complex="12pt"/>
    </style:style>
    <style:style style:name="T43" style:family="text">
      <style:text-properties fo:font-size="12pt" officeooo:rsid="0079e6ba" style:font-size-asian="12pt" style:font-size-complex="12pt"/>
    </style:style>
    <style:style style:name="T44" style:family="text">
      <style:text-properties style:font-name="Arial" fo:font-size="10pt" style:font-size-asian="10pt" style:font-size-complex="10pt"/>
    </style:style>
    <style:style style:name="gr1" style:family="graphic">
      <style:graphic-properties svg:stroke-width="0.0402in" draw:marker-start-width="0.1701in" draw:marker-end="Arrow"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draw:marker-start="Arrow" draw:marker-start-width="0.1299in" draw:marker-end="" draw:marker-end-width="0.1299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draw:marker-start="Arrow" draw:marker-start-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Arrow" draw:marker-start-width="0.1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F<text:span text:style-name="T9">IF</text:span>: Serial <text:span text:style-name="T9">NOR </text:span>Flash <text:span text:style-name="T9">Interface</text:span></text:h>
      <text:p text:style-name="P3"/>
      <text:p text:style-name="P3"><draw:rect text:anchor-type="paragraph" draw:z-index="19" draw:style-name="gr9" draw:text-style-name="P42" svg:width="1.7157in" svg:height="2.2571in" svg:x="1.5717in" svg:y="0.1055in"><text:p text:style-name="P40"><text:span text:style-name="T2">sfif</text:span></text:p></draw:rect><draw:frame text:anchor-type="paragraph" draw:z-index="5" draw:style-name="gr5" draw:text-style-name="P41" svg:width="0.226in" svg:height="0.1803in" svg:x="1.0299in" svg:y="0.1063in"><draw:text-box><text:p><text:span text:style-name="T44">26</text:span></text:p></draw:text-box></draw:frame></text:p>
      <text:p text:style-name="P3"><draw:line text:anchor-type="paragraph" draw:z-index="0" draw:style-name="gr1" draw:text-style-name="P40" svg:x1="0.9846in" svg:y1="0.0945in" svg:x2="1.5713in" svg:y2="0.0945in"><text:p/></draw:line><draw:line text:anchor-type="paragraph" draw:z-index="4" draw:style-name="gr4" draw:text-style-name="P40" svg:x1="1.1654in" svg:y1="0.1394in" svg:x2="1.2555in" svg:y2="0.0492in"><text:p/></draw:line><draw:frame text:anchor-type="paragraph" draw:z-index="7" draw:style-name="gr5" draw:text-style-name="P41" svg:width="0.2614in" svg:height="0.1803in" svg:x="1.2201in" svg:y="0.1063in"><draw:text-box><text:p><text:span text:style-name="T44">32</text:span></text:p></draw:text-box></draw:frame><text:span text:style-name="T10">c</text:span>addr</text:p>
      <text:p text:style-name="P3"><draw:line text:anchor-type="paragraph" draw:z-index="6" draw:style-name="gr6" draw:text-style-name="P40" svg:x1="0.9846in" svg:y1="0.0945in" svg:x2="1.5713in" svg:y2="0.0945in"><text:p/></draw:line><draw:line text:anchor-type="paragraph" draw:z-index="11" draw:style-name="gr4" draw:text-style-name="P40" svg:x1="1.3457in" svg:y1="0.1394in" svg:x2="1.4358in" svg:y2="0.0492in"><text:p/></draw:line><draw:line text:anchor-type="paragraph" draw:z-index="21" draw:style-name="gr11" draw:text-style-name="P40" svg:x1="3.8732in" svg:y1="0.1189in" svg:x2="3.2866in" svg:y2="0.1189in"><text:p/></draw:line><text:span text:style-name="T10">c</text:span>data<text:tab/><text:tab/><text:tab/><text:tab/><text:tab/><text:span text:style-name="T19">NCS</text:span></text:p>
      <text:p text:style-name="P3"><draw:line text:anchor-type="paragraph" draw:z-index="22" draw:style-name="gr11" draw:text-style-name="P40" svg:x1="3.8732in" svg:y1="0.1189in" svg:x2="3.2866in" svg:y2="0.1189in"><text:p/></draw:line><draw:line text:anchor-type="paragraph" draw:z-index="2" draw:style-name="gr3" draw:text-style-name="P40" svg:x1="0.9846in" svg:y1="0.0965in" svg:x2="1.5713in" svg:y2="0.0965in"><text:p/></draw:line><text:span text:style-name="T10">cready</text:span><text:tab/><text:tab/><text:tab/><text:tab/><text:tab/><text:span text:style-name="T19">SCLK</text:span></text:p>
      <text:p text:style-name="P5"><draw:frame text:anchor-type="paragraph" draw:z-index="24" draw:style-name="gr5" draw:text-style-name="P41" svg:width="0.226in" svg:height="0.1803in" svg:x="1.2555in" svg:y="0.1063in"><draw:text-box><text:p><text:span text:style-name="T44">8</text:span></text:p></draw:text-box></draw:frame><draw:frame text:anchor-type="paragraph" draw:z-index="28" draw:style-name="gr5" draw:text-style-name="P41" svg:width="0.226in" svg:height="0.1803in" svg:x="3.5161in" svg:y="0.1626in"><draw:text-box><text:p><text:span text:style-name="T44">4</text:span></text:p></draw:text-box></draw:frame></text:p>
      <text:p text:style-name="P3"><draw:line text:anchor-type="paragraph" draw:z-index="18" draw:style-name="gr8" draw:text-style-name="P40" svg:x1="3.8732in" svg:y1="0.1189in" svg:x2="3.2866in" svg:y2="0.1189in"><text:p/></draw:line><draw:line text:anchor-type="paragraph" draw:z-index="1" draw:style-name="gr2" draw:text-style-name="P40" svg:x1="0.9846in" svg:y1="0.0988in" svg:x2="1.5713in" svg:y2="0.0988in"><text:p/></draw:line><draw:line text:anchor-type="paragraph" draw:z-index="23" draw:style-name="gr4" draw:text-style-name="P40" svg:x1="1.1201in" svg:y1="0.1394in" svg:x2="1.2102in" svg:y2="0.0492in"><text:p/></draw:line><draw:line text:anchor-type="paragraph" draw:z-index="25" draw:style-name="gr4" draw:text-style-name="P40" svg:x1="3.5681in" svg:y1="0.1622in" svg:x2="3.6583in" svg:y2="0.072in"><text:p/></draw:line><draw:frame text:anchor-type="paragraph" draw:z-index="30" draw:style-name="gr5" draw:text-style-name="P41" svg:width="0.226in" svg:height="0.1803in" svg:x="3.5161in" svg:y="0.1626in"><draw:text-box><text:p><text:span text:style-name="T44">4</text:span></text:p></draw:text-box></draw:frame><text:span text:style-name="T18">config</text:span><text:tab/><text:tab/><text:tab/><text:tab/><text:tab/><text:span text:style-name="T19">data_o</text:span></text:p>
      <text:p text:style-name="P3"><draw:frame text:anchor-type="paragraph" draw:z-index="9" draw:style-name="gr5" draw:text-style-name="P41" svg:width="0.226in" svg:height="0.1803in" svg:x="1.2555in" svg:y="0.1063in"><draw:text-box><text:p><text:span text:style-name="T44">8</text:span></text:p></draw:text-box></draw:frame><draw:line text:anchor-type="paragraph" draw:z-index="17" draw:style-name="gr8" draw:text-style-name="P40" svg:x1="3.8732in" svg:y1="0.1189in" svg:x2="3.2866in" svg:y2="0.1189in"><text:p/></draw:line><draw:line text:anchor-type="paragraph" draw:z-index="26" draw:style-name="gr4" draw:text-style-name="P40" svg:x1="3.5681in" svg:y1="0.1622in" svg:x2="3.6583in" svg:y2="0.072in"><text:p/></draw:line><draw:frame text:anchor-type="paragraph" draw:z-index="29" draw:style-name="gr5" draw:text-style-name="P41" svg:width="0.226in" svg:height="0.1803in" svg:x="3.5161in" svg:y="0.1626in"><draw:text-box><text:p><text:span text:style-name="T44">4</text:span></text:p></draw:text-box></draw:frame><text:tab/><text:tab/><text:tab/><text:tab/><text:tab/><text:span text:style-name="T19">drive_o</text:span></text:p>
      <text:p text:style-name="P3"><draw:line text:anchor-type="paragraph" draw:z-index="8" draw:style-name="gr6" draw:text-style-name="P40" svg:x1="0.9846in" svg:y1="0.0945in" svg:x2="1.5713in" svg:y2="0.0945in"><text:p/></draw:line><draw:line text:anchor-type="paragraph" draw:z-index="12" draw:style-name="gr4" draw:text-style-name="P40" svg:x1="1.3457in" svg:y1="0.1394in" svg:x2="1.4358in" svg:y2="0.0492in"><text:p/></draw:line><draw:frame text:anchor-type="paragraph" draw:z-index="14" draw:style-name="gr5" draw:text-style-name="P41" svg:width="0.2732in" svg:height="0.1803in" svg:x="1.2083in" svg:y="0.1063in"><draw:text-box><text:p><text:span text:style-name="T44">10</text:span></text:p></draw:text-box></draw:frame><draw:line text:anchor-type="paragraph" draw:z-index="20" draw:style-name="gr10" draw:text-style-name="P40" svg:x1="3.8732in" svg:y1="0.1189in" svg:x2="3.2866in" svg:y2="0.1189in"><text:p/></draw:line><draw:line text:anchor-type="paragraph" draw:z-index="27" draw:style-name="gr4" draw:text-style-name="P40" svg:x1="3.5681in" svg:y1="0.1622in" svg:x2="3.6583in" svg:y2="0.072in"><text:p/></draw:line><text:span text:style-name="T10">x</text:span>data_o <text:s/><text:tab/> <text:s/><text:tab/><text:tab/><text:tab/><text:tab/><text:span text:style-name="T19">data_i</text:span></text:p>
      <text:p text:style-name="P13"><draw:line text:anchor-type="paragraph" draw:z-index="10" draw:style-name="gr1" draw:text-style-name="P40" svg:x1="0.9846in" svg:y1="0.0945in" svg:x2="1.5713in" svg:y2="0.0945in"><text:p/></draw:line><draw:line text:anchor-type="paragraph" draw:z-index="13" draw:style-name="gr4" draw:text-style-name="P40" svg:x1="1.1201in" svg:y1="0.1394in" svg:x2="1.2102in" svg:y2="0.0492in"><text:p/></draw:line><text:span text:style-name="T10">x</text:span>data_i</text:p>
      <text:p text:style-name="P5"><draw:line text:anchor-type="paragraph" draw:z-index="3" draw:style-name="gr2" draw:text-style-name="P40" svg:x1="0.9846in" svg:y1="0.0945in" svg:x2="1.5713in" svg:y2="0.0945in"><text:p/></draw:line>xtrig</text:p>
      <text:p text:style-name="P5"><draw:line text:anchor-type="paragraph" draw:z-index="15" draw:style-name="gr3" draw:text-style-name="P40" svg:x1="0.9846in" svg:y1="0.1028in" svg:x2="1.5713in" svg:y2="0.1028in"><text:p/></draw:line>xbusy</text:p>
      <text:p text:style-name="P3"><draw:line text:anchor-type="paragraph" draw:z-index="16" draw:style-name="gr7" draw:text-style-name="P40" svg:x1="3.8732in" svg:y1="0.1189in" svg:x2="3.2866in" svg:y2="0.1189in"><text:p/></draw:line><text:tab/><text:tab/><text:tab/><text:tab/><text:tab/>clk, reset</text:p>
      <text:p text:style-name="P3"/>
      <text:p text:style-name="P16"><text:span text:style-name="T7">Generics</text:span><text:span text:style-name="T10">:</text:span></text:p>
      <text:p text:style-name="P6">RAMsize:<text:tab/>log2 of the number of 32-bit RAM words <text:span text:style-name="T29">in "Internal ROM".</text:span></text:p>
      <text:p text:style-name="P28">CacheSize: log2 of the number of 32-bit RAM words <text:span text:style-name="T29">in the flash cache.</text:span></text:p>
      <text:p text:style-name="P6">BaseAddr: The physical address of the first 64KB sector.</text:p>
      <text:p text:style-name="P6"/>
      <text:p text:style-name="P6">RAM resides at the bottom of the address range to provide faster access. It uses synchronous-read RAM. It gets loaded from flash after reset. <text:span text:style-name="T12">It's assumed that the hardware reset was long enough to let the flash chip settle.</text:span></text:p>
      <text:p text:style-name="P6"/>
      <text:p text:style-name="P29">Cache is a small RAM that gets filled from the SPI bus starting at the first "hit" in the cache page and ending when the last word in cache is written. Code may loop backward while in the cache region to execute in this cache as long as it stays within the page. The cache should be kept somewhat small since it will fill whether or not you use all of it. 16 words is probably a good number. </text:p>
      <text:p text:style-name="P6"/>
      <text:p text:style-name="P7">BaseAddr <text:span text:style-name="T11">is the number of the first 64K block. I</text:span>f non-zero, <text:span text:style-name="T11">it </text:span>allows the bottom of flash to contain the FPGA bitstream. <text:span text:style-name="T11">For example, </text:span>Xilinx 7A35T and 7A100T need 34 and 59 blocks (of 64KB) respectively <text:span text:style-name="T11">for their bitstreams. </text:span>BaseAddr <text:span text:style-name="T11">could be 34 or 59. In practice, BaseAddress would be a power of two for compatibility with flash memory protection capabilities. So, in either case it would be 64. On an Arty A7, that leaves 192 for the app(s).</text:span><text:line-break/></text:p>
      <text:p text:style-name="P15">Data Rates</text:p>
      <text:p text:style-name="P17">Single and Dual rates use two data lines. Quad rate uses four. A PCB that's set up for plain SPI can support dual-rate transfers. Connecting two more wires allows quad rate. Upon startup, an internal <text:span text:style-name="T26">shadow </text:span>RAM is loaded from flash using single-rate due to universal support for the "Fast Read" command format. <text:span text:style-name="T26">Code for selecting higher rates will run in that to determine which dual or quad rate format the flash wants and to enable those modes.</text:span></text:p>
      <text:p text:style-name="P17"/>
      <text:p text:style-name="P18">Quad data rate needs to be enabled before the command will be accepted. <text:span text:style-name="T28">The ability to override hardware write protect is off by default. It's a non-volatile configuration setting, like lots of other things. There's a lot to a newer flash chip and they all have their little quirks.</text:span></text:p>
      <text:p text:style-name="P18"><text:soft-page-break/></text:p>
      <text:p text:style-name="P18">Modern flash lets you choose between legacy and QPI modes. The controller <text:span text:style-name="T27">uses</text:span> legacy modes for the sake of wider compatibility. Fetching from a new address uses 1-1-1, 1-2-2, or 1-4-4 encoding.</text:p>
      <text:p text:style-name="P18"/>
      <text:p text:style-name="P31">The number of system clock cycles <text:span text:style-name="T30">per word read </text:span>when SCLK = clk/2 <text:span text:style-name="T31">as</text:span> measured in simulation depends <text:span text:style-name="T32">on </text:span>whether the accesses are sequential and in-page or if a new page is accessed. With a 100 MHz clock, SCLK is 50 MHz. Cycles (throughput in MB/s):</text:p>
      <text:p text:style-name="P18"/>
      <table:table table:name="Table1" table:style-name="Table1">
        <table:table-column table:style-name="Table1.A" table:number-columns-repeated="2"/>
        <table:table-column table:style-name="Table1.C"/>
        <table:table-row>
          <table:table-cell table:style-name="Table1.A1" office:value-type="string">
            <text:p text:style-name="P39">Rate</text:p>
          </table:table-cell>
          <table:table-cell table:style-name="Table1.A1" office:value-type="string">
            <text:p text:style-name="P39">In page</text:p>
          </table:table-cell>
          <table:table-cell table:style-name="Table1.C1" office:value-type="string">
            <text:p text:style-name="P39">Out of page</text:p>
          </table:table-cell>
        </table:table-row>
        <table:table-row>
          <table:table-cell table:style-name="Table1.A2" office:value-type="string">
            <text:p text:style-name="P37">Single</text:p>
          </table:table-cell>
          <table:table-cell table:style-name="Table1.A2" office:value-type="string">
            <text:p text:style-name="P37">67 (12)</text:p>
          </table:table-cell>
          <table:table-cell table:style-name="Table1.C2" office:value-type="string">
            <text:p text:style-name="P37">228 (3.5)</text:p>
          </table:table-cell>
        </table:table-row>
        <table:table-row>
          <table:table-cell table:style-name="Table1.A2" office:value-type="string">
            <text:p text:style-name="P37">Dual</text:p>
          </table:table-cell>
          <table:table-cell table:style-name="Table1.A2" office:value-type="string">
            <text:p text:style-name="P37">35 (23)</text:p>
          </table:table-cell>
          <table:table-cell table:style-name="Table1.C2" office:value-type="string">
            <text:p text:style-name="P37">151 (5.3)</text:p>
          </table:table-cell>
        </table:table-row>
        <table:table-row>
          <table:table-cell table:style-name="Table1.A2" office:value-type="string">
            <text:p text:style-name="P37">Quad</text:p>
          </table:table-cell>
          <table:table-cell table:style-name="Table1.A2" office:value-type="string">
            <text:p text:style-name="P38">19 (<text:span text:style-name="T33">42</text:span>)</text:p>
          </table:table-cell>
          <table:table-cell table:style-name="Table1.C2" office:value-type="string">
            <text:p text:style-name="P38">103 (7.7)</text:p>
          </table:table-cell>
        </table:table-row>
      </table:table>
      <text:p text:style-name="P18"/>
      <text:p text:style-name="P32">This was with the FMF model of the Spansion S<text:span text:style-name="T34">25FL0</text:span><text:span text:style-name="T35">64</text:span><text:span text:style-name="T34">L</text:span><text:span text:style-name="T35">. </text:span><text:span text:style-name="T34">The model's default CR1V was changed to QUAD=1 to enable quad rate.</text:span></text:p>
      <text:p text:style-name="P32"><text:span text:style-name="T34"/></text:p>
      <text:p text:style-name="P32"><text:span text:style-name="T34">The burst wraparound mode could be exploited to fill the cache, which would make sense for code that tends to jump backward before sequencing. Bit 0 of the configuration is reserved for this. </text:span><text:span text:style-name="T36">A 64-byte wrap, </text:span><text:span text:style-name="T37">when enabled, </text:span><text:span text:style-name="T36">would fit a 16-word cache. </text:span><text:span text:style-name="T37">This is one of those special features I didn't bother with.</text:span></text:p>
      <text:p text:style-name="P32"><text:span text:style-name="T37"/></text:p>
      <text:p text:style-name="P33"><text:span text:style-name="T42">Most SPI flash parts support dual and quad read commands. </text:span><text:span text:style-name="T38">The most straightforward </text:span><text:span text:style-name="T42">strategy for a controller</text:span><text:span text:style-name="T38"> seems to be to rule out parts </text:span><text:span text:style-name="T39">over 128M not supporting the EC command </text:span><text:span text:style-name="T38">and use EB/EC for quad read. Use a programmable dummy cycle setting. Software can "feel out" the correct setting </text:span><text:span text:style-name="T40">and/or change the flash's timing defaults</text:span><text:span text:style-name="T38">. The controller boots up in </text:span><text:span text:style-name="T43">single-bit</text:span><text:span text:style-name="T38"> mode. It's up to software to switch modes to something that suits the flash. </text:span></text:p>
      <text:h text:style-name="P36" text:outline-level="2">A Protocol for <text:span text:style-name="T14">Flash</text:span> Programming</text:h>
      <text:p text:style-name="P9">Most FPGA tools have a way to program user data into the SPI boot flash through the FPGA's JTAG. An ASIC will usually have JTAG too. But, since there is already a debug UART, that can be shared <text:span text:style-name="T21">with</text:span> programming hardware <text:span text:style-name="T20">to enable field upgrades.</text:span></text:p>
      <text:p text:style-name="P9"/>
      <text:p text:style-name="P9">A stream-based system should reserve XON <text:span text:style-name="T15">(0x11) </text:span>and XOFF <text:span text:style-name="T15">(0x13)</text:span> for flow control. <text:span text:style-name="T15">DLE (0x10) is used for an escape sequence. DC2 (0x12) is reserved for a sync character. The missing range of 0x10 to 0x13 is replaced by {0x10 0x00} through {0x10 0x03} to pass all 256 8-bit symbols.</text:span></text:p>
      <text:p text:style-name="P9"/>
      <text:p text:style-name="P14">{0x10 0x0E 0x12} starts an escape sequence that puts the MCU in reset and allows the UART to directly control the SPI port of the flash. {0x10 0x0F 0x12} releases the reset. The trailing 0x12 is for detection of dropped characters.</text:p>
      <text:p text:style-name="P10"/>
      <text:p text:style-name="P11">The SPI transfer is controlled by a 10-bit symbol in base 32 format. The characters for each digit are {<text:span text:style-name="T16">@ABCDEFGHIJKLMNOPQRSTUVWXYZ[\]^_</text:span>} so each character pair triggers a SPI transfer and returns a 2-digit hex byte. <text:span text:style-name="T17">Programming software knows when to wait for a transfer or not, but the transfer occurs much faster than the baud rate so it won't get stepped on even without flow control. A slow bit rate like 115.2K will transfer 337 KB/min to/from the flash, excluding erase and programming times. Some parts have built-in CRC checking. The programming utility should exploit specific flash hardware features. It may also protect against OTP abuse and implement other security measures.</text:span></text:p>
      <text:p text:style-name="P11"/>
      <text:p text:style-name="P12">Since the UART is in the MCU module, integration with the flash programming protocol should be handled there too.</text:p>
      <text:h text:style-name="P36" text:outline-level="2">SPI transfers</text:h>
      <text:p text:style-name="P3">Serial Flash uses a “mode 0” SPI interface. The fastest SCLK is half the system clock frequency. The flash device clocks in data at the rising SCLK edge and outputs data at the falling edge.</text:p>
      <text:p text:style-name="P8"/>
      <text:p text:style-name="P8"><text:span text:style-name="T13">Bits 8 and 9 of xdata_i control NCS before and after the SPI transfer. Bit 9 (first) </text:span>deasserts CS for eight SCLK periods before starting the transfer. <text:span text:style-name="T13">Bit 8</text:span> <text:span text:style-name="T13">(last) </text:span>deasserts CS after the transfer.</text:p>
      <text:p text:style-name="P3"/>
      <text:p text:style-name="P3">When a transfer is started, CS is automatically asserted. If <text:span text:style-name="T5">last</text:span>=1, CS is deasserted after the transfer completes. If <text:span text:style-name="T5">first</text:span>=1, CS is deasserted for eight SCLK cycles before the transfer. For most parts, this time t<text:span text:style-name="T8">SHSL</text:span> must be at least 100ns although some parts specify 50ns.</text:p>
      <text:p text:style-name="P3"/>
      <text:p text:style-name="P19"><text:span text:style-name="T3">For double and quad rates, the data lines are</text:span><text:span text:style-name="T2"> </text:span><text:span text:style-name="T3">bidirectional. Rather than using bidirectional I/O ports, each I/O line has separate input, output, and drive-enable lines.</text:span></text:p>
      <text:p text:style-name="P35"><text:span text:style-name="T4"/></text:p>
      <text:p text:style-name="P35"><text:span text:style-name="T4"/></text:p>
      <text:h text:style-name="Heading_20_2" text:outline-level="2">Simulation</text:h>
      <text:p text:style-name="P4"/>
      <text:p text:style-name="P4">The <text:span text:style-name="T5">tb_sf</text:span><text:span text:style-name="T6">if</text:span> testbench connects the <text:span text:style-name="T5">sf</text:span><text:span text:style-name="T6">if</text:span> module to a VHDL model of a Serial Flash. This model uses some tools from the Free Model Found<text:span text:style-name="T25">ry</text:span> that must be compiled first into a new library called FMF. The first thing to do in setting up a simulation is to create a new FMF library if it doesn't exist.</text:p>
      <text:p text:style-name="P4"/>
      <text:p text:style-name="P4">In ModelSim:</text:p>
      <text:p text:style-name="P4">File &gt; New &gt; Library <text:s/>FMF</text:p>
      <text:p text:style-name="P4">Change Properties of conversions.vhd: General Settings: Compile to library FMF</text:p>
      <text:p text:style-name="P4">Change Properties of gen_utils.vhd: General Settings: Compile to library FMF</text:p>
      <text:p text:style-name="P4">Change Properties of s25fl064l.vhd: Use 1993 syntax</text:p>
      <text:p text:style-name="P4"/>
      <text:p text:style-name="P26">The testbench model uses the following files:</text:p>
      <text:p text:style-name="P2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Filename</text:p>
          </table:table-cell>
          <table:table-cell table:style-name="Table3.A1" office:value-type="string">
            <text:p text:style-name="P20">Folder</text:p>
          </table:table-cell>
          <table:table-cell table:style-name="Table3.A1" office:value-type="string">
            <text:p text:style-name="P20">Library</text:p>
          </table:table-cell>
          <table:table-cell table:style-name="Table3.D1" office:value-type="string">
            <text:p text:style-name="P20">Contents</text:p>
          </table:table-cell>
        </table:table-row>
        <table:table-row>
          <table:table-cell table:style-name="Table3.A2" office:value-type="string">
            <text:p text:style-name="P4">conversions.vhd</text:p>
          </table:table-cell>
          <table:table-cell table:style-name="Table3.A2" office:value-type="string">
            <text:p text:style-name="P21">./<text:span text:style-name="T23">test</text:span>bench<text:span text:style-name="T23">es</text:span></text:p>
          </table:table-cell>
          <table:table-cell table:style-name="Table3.A2" office:value-type="string">
            <text:p text:style-name="P21">FMF</text:p>
          </table:table-cell>
          <table:table-cell table:style-name="Table3.D2" office:value-type="string">
            <text:p text:style-name="P21">FMF stuff</text:p>
          </table:table-cell>
        </table:table-row>
        <table:table-row>
          <table:table-cell table:style-name="Table3.A2" office:value-type="string">
            <text:p text:style-name="P4">gen_utils.vhd</text:p>
          </table:table-cell>
          <table:table-cell table:style-name="Table3.A2" office:value-type="string">
            <text:p text:style-name="P23">./<text:span text:style-name="T23">test</text:span>bench<text:span text:style-name="T23">es</text:span></text:p>
          </table:table-cell>
          <table:table-cell table:style-name="Table3.A2" office:value-type="string">
            <text:p text:style-name="P21">FMF</text:p>
          </table:table-cell>
          <table:table-cell table:style-name="Table3.D2" office:value-type="string">
            <text:p text:style-name="P21">FMF stuff</text:p>
          </table:table-cell>
        </table:table-row>
        <table:table-row>
          <table:table-cell table:style-name="Table3.A2" office:value-type="string">
            <text:p text:style-name="P21">s25fl0<text:span text:style-name="T23">64l</text:span>.vhd</text:p>
          </table:table-cell>
          <table:table-cell table:style-name="Table3.A2" office:value-type="string">
            <text:p text:style-name="P23">./<text:span text:style-name="T23">test</text:span>bench<text:span text:style-name="T23">es</text:span></text:p>
          </table:table-cell>
          <table:table-cell table:style-name="Table3.A2" office:value-type="string">
            <text:p text:style-name="P25">work</text:p>
          </table:table-cell>
          <table:table-cell table:style-name="Table3.D2" office:value-type="string">
            <text:p text:style-name="P21">Serial Flash <text:span text:style-name="T24">(Cypress introduced in 2017)</text:span></text:p>
          </table:table-cell>
        </table:table-row>
        <table:table-row>
          <table:table-cell table:style-name="Table3.A2" office:value-type="string">
            <text:p text:style-name="P21">s<text:span text:style-name="T23">pramEZ</text:span>.vhd</text:p>
          </table:table-cell>
          <table:table-cell table:style-name="Table3.A2" office:value-type="string">
            <text:p text:style-name="P21">.</text:p>
          </table:table-cell>
          <table:table-cell table:style-name="Table3.A2" office:value-type="string">
            <text:p text:style-name="P21">work</text:p>
          </table:table-cell>
          <table:table-cell table:style-name="Table3.D2" office:value-type="string">
            <text:p text:style-name="P24">Generic synthesizable RAM</text:p>
          </table:table-cell>
        </table:table-row>
        <table:table-row>
          <table:table-cell table:style-name="Table3.A2" office:value-type="string">
            <text:p text:style-name="P21">sf<text:span text:style-name="T23">if</text:span>.vhd</text:p>
          </table:table-cell>
          <table:table-cell table:style-name="Table3.A2" office:value-type="string">
            <text:p text:style-name="P21">.</text:p>
          </table:table-cell>
          <table:table-cell table:style-name="Table3.A2" office:value-type="string">
            <text:p text:style-name="P21">work</text:p>
          </table:table-cell>
          <table:table-cell table:style-name="Table3.D2" office:value-type="string">
            <text:p text:style-name="P22">Flash interface for Tiff MCU</text:p>
          </table:table-cell>
        </table:table-row>
        <table:table-row>
          <table:table-cell table:style-name="Table3.A2" office:value-type="string">
            <text:p text:style-name="P21">tb_sf<text:span text:style-name="T23">if</text:span>.vhd</text:p>
          </table:table-cell>
          <table:table-cell table:style-name="Table3.A2" office:value-type="string">
            <text:p text:style-name="P23">./<text:span text:style-name="T23">test</text:span>bench<text:span text:style-name="T23">es</text:span></text:p>
          </table:table-cell>
          <table:table-cell table:style-name="Table3.A2" office:value-type="string">
            <text:p text:style-name="P21">work</text:p>
          </table:table-cell>
          <table:table-cell table:style-name="Table3.D2" office:value-type="string">
            <text:p text:style-name="P21">Testbench for sf<text:span text:style-name="T23">if</text:span>.vhd</text:p>
          </table:table-cell>
        </table:table-row>
      </table:table>
      <text:p text:style-name="P4"/>
      <text:p text:style-name="P34">The testbench expects the lower 1024 words (4KB) of flash to contain the data generated by spif.f, helf in testrom.txt. It requests runs of random-length data from random addresses and compares the returned data against its expected valu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fo:padding="0in" fo:border-left="none" fo:border-right="none" fo:border-top="0.99pt solid #000000" fo:border-bottom="none" style:shadow="none"/>
      <style:text-properties style:font-name="Arial" fo:font-style="italic" fo:font-weight="bold" style:font-style-asian="italic" style:font-weight-asian="bold" style:font-style-complex="italic" style:font-weight-complex="bold"/>
    </style:style>
    <style:style style:name="MT1" style:family="text">
      <style:text-properties officeooo:rsid="000fd370"/>
    </style:style>
    <style:page-layout style:name="Mpm1">
      <style:page-layout-properties fo:page-width="8.5in" fo:page-height="11in" style:num-format="1" style:print-orientation="portrait" fo:margin-top="0.5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erial Flash SPI <text:span text:style-name="MT1">interface</text:span></text:p>
      </style:header>
      <style:footer>
        <text:p text:style-name="MP2"><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08-04-23T09:16:13</meta:creation-date>
    <dc:date>2019-05-20T16:03:54.712000000</dc:date>
    <dc:language>zxx</dc:language>
    <meta:editing-cycles>549</meta:editing-cycles>
    <meta:editing-duration>P1DT10H59M23S</meta:editing-duration>
    <meta:document-statistic meta:table-count="2" meta:image-count="0" meta:object-count="0" meta:page-count="4" meta:paragraph-count="88" meta:word-count="1232" meta:character-count="7157" meta:non-whitespace-character-count="5979"/>
    <meta:user-defined meta:name="Info 1"/>
    <meta:user-defined meta:name="Info 2"/>
    <meta:user-defined meta:name="Info 3"/>
    <meta:user-defined meta:name="Info 4"/>
  </office:meta>
</office:document-meta>
</file>